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TROLE DE MARKETING GIS2A3</text:p>
      <text:p text:style-name="Standard"/>
      <text:p text:style-name="Standard"/>
      <text:p text:style-name="Standard"/>
      <text:p text:style-name="P1">A <text:s/>partir du document suivant et de vos connaissances, vous répondrez aux questions suivantes :</text:p>
      <text:p text:style-name="P1"/>
      <text:p text:style-name="P1"><text:a xlink:type="simple" xlink:href="http://archives.lesechos.fr/archives/cercle/2017/01/09/cercle_164676.htm" text:style-name="Internet_20_link" text:visited-style-name="Visited_20_Internet_20_Link">http://archives.lesechos.fr/archives/cercle/2017/01/09/cercle_164676.htm</text:a><text:a xlink:type="simple" xlink:href="http://archives.lesechos.fr/archives/cercle/2017/01/09/cercle_164676.htm#" text:style-name="Internet_20_link" text:visited-style-name="Visited_20_Internet_20_Link">#</text:a></text:p>
      <text:p text:style-name="P1"/>
      <text:p text:style-name="P1"/>
      <text:p text:style-name="P1"><text:s text:c="2"/></text:p>
      <text:p text:style-name="P1"><text:s text:c="9"/>1 ) Quels sont les facteurs-clés de succès d' Apple ? En quoi sont ils </text:p>
      <text:p text:style-name="P1"><text:s text:c="14"/>différents de ceux de ses concurrents ? </text:p>
      <text:p text:style-name="P1"/>
      <text:p text:style-name="P1"/>
      <text:p text:style-name="P1"/>
      <text:list xml:id="list7154062987088419577" text:style-name="L1">
        <text:list-item>
          <text:list>
            <text:list-item>
              <text:p text:style-name="P2">Recherchez un exemple d'entreprise qui a apporté une rupture technologique <text:s/>sur ses marchés . Quels en sont les avantages / les risques ?</text:p>
            </text:list-item>
          </text:list>
        </text:list-item>
      </text:list>
      <text:p text:style-name="P1"/>
      <text:p text:style-name="P1"/>
      <text:list xml:id="list29772469" text:continue-numbering="true" text:style-name="L1">
        <text:list-item>
          <text:list>
            <text:list-item>
              <text:p text:style-name="P2">Comment se différencier de ses concurrents ? Pourquoi?Sur quels axes ? Vous donnerez des exemples .</text:p>
            </text:list-item>
          </text:list>
        </text:list-item>
      </text:list>
      <text:p text:style-name="P1"/>
      <text:p text:style-name="P1"/>
      <text:p text:style-name="P1"><text:s text:c="9"/>4 ) Quelle est la sratégie prix développée par Apple ? <text:s/></text:p>
      <text:p text:style-name="P1"><text:s text:c="13"/>Vous <text:s/>expliquerez en quoi elle est différente de celle de ses <text:s/></text:p>
      <text:p text:style-name="P1"><text:s text:c="14"/>concurrents.</text:p>
      <text:p text:style-name="P1"/>
      <text:p text:style-name="P1"/>
      <text:p text:style-name="P1"><text:s text:c="9"/>5 ) Quelle est l'originalité de la communicationd' Apple ?</text:p>
      <text:p text:style-name="P1"><text:s text:c="14"/>Vous expliquerez pourquoi elle est efficace .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E DESCARPENTRIES</meta:initial-creator>
    <meta:creation-date>2020-06-08T09:46:25.58</meta:creation-date>
    <meta:document-statistic meta:table-count="0" meta:image-count="0" meta:object-count="0" meta:page-count="1" meta:paragraph-count="14" meta:word-count="124" meta:character-count="868"/>
    <dc:date>2020-06-08T09:56:07.73</dc:date>
    <dc:creator>MARTINE DESCARPENTRIES</dc:creator>
    <meta:editing-duration>PT9M52S</meta:editing-duration>
    <meta:editing-cycles>1</meta:editing-cycles>
    <meta:generator>OpenOffice/4.1.2$Win32 OpenOffice.org_project/412m3$Build-9782</meta:generator>
  </office:meta>
</office:document-meta>
</file>